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D000000076A88BB4C38DC9145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ize="10pt" style:font-size-asian="10pt" style:font-size-complex="10pt"/>
    </style:style>
    <style:style style:name="P2" style:family="paragraph" style:parent-style-name="Text_20_body">
      <style:text-properties style:font-name="Verdana" fo:font-size="10pt" officeooo:rsid="01bb28ad" officeooo:paragraph-rsid="01bb28ad" style:font-size-asian="10pt" style:font-size-complex="10pt"/>
    </style:style>
    <style:style style:name="P3" style:family="paragraph" style:parent-style-name="Text_20_body">
      <style:text-properties style:font-name="Verdana" fo:font-size="10pt" officeooo:paragraph-rsid="01c8875d" style:font-size-asian="10pt" style:font-size-complex="10pt"/>
    </style:style>
    <style:style style:name="P4" style:family="paragraph" style:parent-style-name="Text_20_body">
      <style:text-properties style:font-name="Verdana" fo:font-size="10pt" officeooo:rsid="01cc7611" officeooo:paragraph-rsid="01cc7611" style:font-size-asian="10pt" style:font-size-complex="10pt"/>
    </style:style>
    <style:style style:name="P5" style:family="paragraph" style:parent-style-name="Text_20_body">
      <style:text-properties style:font-name="Verdana" fo:font-size="10pt" officeooo:paragraph-rsid="01cdc921" style:font-size-asian="10pt" style:font-size-complex="10pt"/>
    </style:style>
    <style:style style:name="P6" style:family="paragraph" style:parent-style-name="Text_20_body">
      <style:paragraph-properties fo:margin-left="1.27cm" fo:margin-right="0cm" fo:text-indent="0cm" style:auto-text-indent="false"/>
      <style:text-properties style:font-name="Verdana" fo:font-size="10pt" style:font-size-asian="10pt" style:font-size-complex="10pt"/>
    </style:style>
    <style:style style:name="P7" style:family="paragraph" style:parent-style-name="Heading_20_1">
      <style:text-properties officeooo:rsid="0192a6e7" officeooo:paragraph-rsid="0192a6e7"/>
    </style:style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P10" style:family="paragraph" style:parent-style-name="Text_20_body" style:list-style-name="L1">
      <style:text-properties style:font-name="Verdana" fo:font-size="10pt" style:font-size-asian="10pt" style:font-size-complex="10pt"/>
    </style:style>
    <style:style style:name="P11" style:family="paragraph" style:parent-style-name="Text_20_body" style:list-style-name="L2">
      <style:text-properties style:font-name="Verdana" fo:font-size="10pt" officeooo:rsid="01cc7611" officeooo:paragraph-rsid="01cc7611" style:font-size-asian="10pt" style:font-size-complex="10pt"/>
    </style:style>
    <style:style style:name="P12" style:family="paragraph" style:parent-style-name="Text_20_body" style:list-style-name="L2">
      <style:text-properties style:font-name="Verdana" fo:font-size="10pt" officeooo:rsid="01cdc921" officeooo:paragraph-rsid="01cdc921" style:font-size-asian="10pt" style:font-size-complex="10pt"/>
    </style:style>
    <style:style style:name="P13" style:family="paragraph" style:parent-style-name="Text_20_body" style:list-style-name="WWNum1">
      <style:text-properties style:font-name="Verdana"/>
    </style:style>
    <style:style style:name="P14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bacc86" style:font-weight-asian="bold" style:font-weight-complex="bold"/>
    </style:style>
    <style:style style:name="T3" style:family="text">
      <style:text-properties fo:font-weight="bold" officeooo:rsid="01bb28ad" style:font-weight-asian="bold" style:font-weight-complex="bold"/>
    </style:style>
    <style:style style:name="T4" style:family="text">
      <style:text-properties fo:font-weight="bold" officeooo:rsid="000e01dc" style:rfc-language-tag-asian="es-ES-u-co-trad" style:language-asian="es" style:country-asian="ES" style:font-weight-asian="bold" style:font-weight-complex="bold"/>
    </style:style>
    <style:style style:name="T5" style:family="text">
      <style:text-properties fo:font-weight="bold" officeooo:rsid="01c8875d" style:rfc-language-tag-asian="es-ES-u-co-trad" style:language-asian="es" style:country-asian="ES" style:font-weight-asian="bold" style:font-weight-complex="bold"/>
    </style:style>
    <style:style style:name="T6" style:family="text">
      <style:text-properties fo:font-weight="bold" officeooo:rsid="01cacaab" style:rfc-language-tag-asian="es-ES-u-co-trad" style:language-asian="es" style:country-asian="ES" style:font-weight-asian="bold" style:font-weight-complex="bold"/>
    </style:style>
    <style:style style:name="T7" style:family="text">
      <style:text-properties officeooo:rsid="01b09d2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bacc86" style:font-weight-asian="normal" style:font-weight-complex="normal"/>
    </style:style>
    <style:style style:name="T10" style:family="text">
      <style:text-properties fo:font-weight="normal" officeooo:rsid="001e13b3" style:font-weight-asian="normal" style:font-weight-complex="normal"/>
    </style:style>
    <style:style style:name="T11" style:family="text">
      <style:text-properties fo:font-weight="normal" officeooo:rsid="0017dccf" style:font-weight-asian="normal" style:font-weight-complex="normal"/>
    </style:style>
    <style:style style:name="T12" style:family="text">
      <style:text-properties style:font-name="Liberation Sans" fo:font-size="18.2000007629395pt" fo:font-weight="bold" officeooo:rsid="01b6c09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fo:color="#000000" loext:opacity="100%" style:font-name-complex="Arial"/>
    </style:style>
    <style:style style:name="T14" style:family="text">
      <style:text-properties fo:color="#000000" loext:opacity="100%" officeooo:rsid="001f47b8" style:font-name-complex="Arial"/>
    </style:style>
    <style:style style:name="T15" style:family="text">
      <style:text-properties fo:color="#000000" loext:opacity="100%" officeooo:rsid="00202d47" style:font-name-complex="Arial"/>
    </style:style>
    <style:style style:name="T16" style:family="text">
      <style:text-properties fo:color="#000000" loext:opacity="100%" officeooo:rsid="001088f9" style:font-name-complex="Arial"/>
    </style:style>
    <style:style style:name="T17" style:family="text">
      <style:text-properties fo:color="#000000" loext:opacity="100%" officeooo:rsid="001a6ac9" style:font-name-complex="Arial"/>
    </style:style>
    <style:style style:name="T18" style:family="text">
      <style:text-properties fo:color="#000000" loext:opacity="100%" officeooo:rsid="001d13db" style:font-name-complex="Arial"/>
    </style:style>
    <style:style style:name="T19" style:family="text">
      <style:text-properties fo:color="#000000" loext:opacity="100%" officeooo:rsid="0018ead6" style:font-name-complex="Arial"/>
    </style:style>
    <style:style style:name="T20" style:family="text">
      <style:text-properties fo:color="#000000" loext:opacity="100%" officeooo:rsid="01b7cec5" style:font-name-complex="Arial"/>
    </style:style>
    <style:style style:name="T21" style:family="text">
      <style:text-properties fo:color="#000000" loext:opacity="100%" officeooo:rsid="01bbe9ee" style:font-name-complex="Arial"/>
    </style:style>
    <style:style style:name="T22" style:family="text">
      <style:text-properties fo:color="#000000" loext:opacity="100%" officeooo:rsid="01bf6c3b" style:font-name-complex="Arial"/>
    </style:style>
    <style:style style:name="T23" style:family="text">
      <style:text-properties fo:color="#000000" loext:opacity="100%" officeooo:rsid="01c1e340" style:font-name-complex="Arial"/>
    </style:style>
    <style:style style:name="T24" style:family="text">
      <style:text-properties fo:color="#000000" loext:opacity="100%" officeooo:rsid="01c395ba" style:font-name-complex="Arial"/>
    </style:style>
    <style:style style:name="T25" style:family="text">
      <style:text-properties fo:color="#000000" loext:opacity="100%" officeooo:rsid="01c73c75" style:font-name-complex="Arial"/>
    </style:style>
    <style:style style:name="T26" style:family="text">
      <style:text-properties fo:color="#000000" loext:opacity="100%" officeooo:rsid="01cc7611" style:font-name-complex="Arial"/>
    </style:style>
    <style:style style:name="T27" style:family="text">
      <style:text-properties fo:color="#000000" loext:opacity="100%" officeooo:rsid="01cda254" style:font-name-complex="Arial"/>
    </style:style>
    <style:style style:name="T28" style:family="text">
      <style:text-properties fo:color="#000000" loext:opacity="100%" officeooo:rsid="01cdc921" style:font-name-complex="Arial"/>
    </style:style>
    <style:style style:name="T29" style:family="text">
      <style:text-properties fo:color="#000000" loext:opacity="100%" fo:font-weight="bold" style:font-weight-asian="bold" style:font-name-complex="Arial" style:font-weight-complex="bold"/>
    </style:style>
    <style:style style:name="T30" style:family="text">
      <style:text-properties fo:color="#000000" loext:opacity="100%" fo:font-weight="bold" officeooo:rsid="0018ead6" style:font-weight-asian="bold" style:font-name-complex="Arial" style:font-weight-complex="bold"/>
    </style:style>
    <style:style style:name="T31" style:family="text">
      <style:text-properties fo:color="#000000" loext:opacity="100%" fo:font-weight="bold" officeooo:rsid="01b7cec5" style:font-weight-asian="bold" style:font-name-complex="Arial" style:font-weight-complex="bold"/>
    </style:style>
    <style:style style:name="T32" style:family="text">
      <style:text-properties fo:color="#000000" loext:opacity="100%" fo:font-weight="bold" officeooo:rsid="01bb28ad" style:font-weight-asian="bold" style:font-name-complex="Arial" style:font-weight-complex="bold"/>
    </style:style>
    <style:style style:name="T33" style:family="text">
      <style:text-properties fo:color="#000000" loext:opacity="100%" fo:font-weight="bold" officeooo:rsid="01bbe9ee" style:font-weight-asian="bold" style:font-name-complex="Arial" style:font-weight-complex="bold"/>
    </style:style>
    <style:style style:name="T34" style:family="text">
      <style:text-properties fo:color="#000000" loext:opacity="100%" fo:font-weight="bold" officeooo:rsid="0017dccf" style:rfc-language-tag-asian="es-ES-u-co-trad" style:language-asian="es" style:country-asian="ES" style:font-weight-asian="bold" style:font-name-complex="Arial" style:font-weight-complex="bold"/>
    </style:style>
    <style:style style:name="T35" style:family="text">
      <style:text-properties fo:color="#000000" loext:opacity="100%" fo:font-weight="bold" officeooo:rsid="01c8875d" style:rfc-language-tag-asian="es-ES-u-co-trad" style:language-asian="es" style:country-asian="ES" style:font-weight-asian="bold" style:font-name-complex="Arial" style:font-weight-complex="bold"/>
    </style:style>
    <style:style style:name="T36" style:family="text">
      <style:text-properties fo:color="#000000" loext:opacity="100%" style:text-line-through-style="solid" style:text-line-through-type="single" officeooo:rsid="001088f9" style:font-name-complex="Arial"/>
    </style:style>
    <style:style style:name="T37" style:family="text">
      <style:text-properties fo:color="#000000" loext:opacity="100%" style:font-name="Verdana" fo:font-size="10pt" fo:language="ca" fo:country="ES" fo:font-weight="normal" style:font-size-asian="10pt" style:font-weight-asian="normal" style:font-name-complex="Arial" style:font-size-complex="10pt" style:font-weight-complex="normal"/>
    </style:style>
    <style:style style:name="T38" style:family="text">
      <style:text-properties fo:color="#000000" loext:opacity="100%" style:font-name="Verdana" fo:font-size="10pt" fo:language="ca" fo:country="ES" fo:font-weight="normal" officeooo:rsid="01b8fac0" style:font-size-asian="10pt" style:font-weight-asian="normal" style:font-name-complex="Arial" style:font-size-complex="10pt" style:font-weight-complex="normal"/>
    </style:style>
    <style:style style:name="T39" style:family="text">
      <style:text-properties fo:color="#000000" loext:opacity="100%" style:font-name="Verdana" fo:font-size="10pt" fo:language="ca" fo:country="ES" fo:font-weight="normal" officeooo:rsid="01bd4b6e" style:font-size-asian="10pt" style:font-weight-asian="normal" style:font-name-complex="Arial" style:font-size-complex="10pt" style:font-weight-complex="normal"/>
    </style:style>
    <style:style style:name="T40" style:family="text">
      <style:text-properties fo:color="#000000" loext:opacity="100%" fo:font-weight="normal" officeooo:rsid="01bb28ad" style:font-weight-asian="normal" style:font-name-complex="Arial" style:font-weight-complex="normal"/>
    </style:style>
    <style:style style:name="T41" style:family="text">
      <style:text-properties fo:color="#000000" loext:opacity="100%" fo:font-weight="normal" officeooo:rsid="01c8875d" style:rfc-language-tag-asian="es-ES-u-co-trad" style:language-asian="es" style:country-asian="ES" style:font-weight-asian="normal" style:font-name-complex="Arial" style:font-weight-complex="normal"/>
    </style:style>
    <style:style style:name="T42" style:family="text">
      <style:text-properties fo:color="#000000" loext:opacity="100%" fo:font-weight="normal" officeooo:rsid="01cdc921" style:rfc-language-tag-asian="es-ES-u-co-trad" style:language-asian="es" style:country-asian="ES" style:font-weight-asian="normal" style:font-name-complex="Arial" style:font-weight-complex="normal"/>
    </style:style>
    <style:style style:name="T43" style:family="text">
      <style:text-properties fo:color="#000000" loext:opacity="100%" fo:language="ca" fo:country="ES" fo:font-weight="normal" style:font-weight-asian="normal" style:font-name-complex="Arial" style:font-weight-complex="normal"/>
    </style:style>
    <style:style style:name="T44" style:family="text">
      <style:text-properties fo:color="#000000" loext:opacity="100%" fo:language="ca" fo:country="ES" fo:font-weight="normal" officeooo:rsid="00202d47" style:font-weight-asian="normal" style:font-name-complex="Arial" style:font-weight-complex="normal"/>
    </style:style>
    <style:style style:name="T45" style:family="text">
      <style:text-properties fo:color="#000000" loext:opacity="100%" fo:language="ca" fo:country="ES" fo:font-weight="normal" officeooo:rsid="01bbe9ee" style:font-weight-asian="normal" style:font-name-complex="Arial" style:font-weight-complex="normal"/>
    </style:style>
    <style:style style:name="T46" style:family="text">
      <style:text-properties fo:color="#000000" loext:opacity="100%" fo:font-size="10pt" fo:font-weight="normal" officeooo:rsid="01b4d733" style:font-size-asian="10pt" style:font-weight-asian="normal" style:font-name-complex="Arial" style:font-size-complex="10pt" style:font-weight-complex="normal"/>
    </style:style>
    <style:style style:name="T47" style:family="text">
      <style:text-properties fo:color="#000000" loext:opacity="100%" fo:font-size="10pt" fo:font-weight="normal" officeooo:rsid="00202d47" style:font-size-asian="10pt" style:font-weight-asian="normal" style:font-name-complex="Arial" style:font-size-complex="10pt" style:font-weight-complex="normal"/>
    </style:style>
    <style:style style:name="T48" style:family="text">
      <style:text-properties fo:color="#000000" loext:opacity="100%" fo:font-size="10pt" fo:font-weight="bold" officeooo:rsid="01b4d733" style:font-size-asian="10pt" style:font-weight-asian="bold" style:font-name-complex="Arial" style:font-size-complex="10pt" style:font-weight-complex="bold"/>
    </style:style>
    <style:style style:name="T49" style:family="text">
      <style:text-properties fo:color="#000000" loext:opacity="100%" officeooo:rsid="0018ead6" style:rfc-language-tag-asian="es-ES-u-co-trad" style:language-asian="es" style:country-asian="ES" style:font-name-complex="Arial" style:font-weight-complex="normal"/>
    </style:style>
    <style:style style:name="T50" style:family="text">
      <style:text-properties fo:color="#000000" loext:opacity="100%" officeooo:rsid="0017dccf" style:rfc-language-tag-asian="es-ES-u-co-trad" style:language-asian="es" style:country-asian="ES" style:font-name-complex="Arial" style:font-weight-complex="normal"/>
    </style:style>
    <style:style style:name="T51" style:family="text">
      <style:text-properties fo:color="#000000" loext:opacity="100%" officeooo:rsid="000c6c1e" style:rfc-language-tag-asian="es-ES-u-co-trad" style:language-asian="es" style:country-asian="ES" style:font-name-complex="Arial" style:font-weight-complex="normal"/>
    </style:style>
    <style:style style:name="T52" style:family="text">
      <style:text-properties officeooo:rsid="000c6c1e" style:rfc-language-tag-asian="es-ES-u-co-trad" style:language-asian="es" style:country-asian="ES" style:font-weight-complex="normal"/>
    </style:style>
    <style:style style:name="T53" style:family="text">
      <style:text-properties officeooo:rsid="0017dccf" style:rfc-language-tag-asian="es-ES-u-co-trad" style:language-asian="es" style:country-asian="ES" style:font-weight-complex="normal"/>
    </style:style>
    <style:style style:name="T54" style:family="text">
      <style:text-properties officeooo:rsid="000e01dc" style:rfc-language-tag-asian="es-ES-u-co-trad" style:language-asian="es" style:country-asian="ES" style:font-weight-complex="normal"/>
    </style:style>
    <style:style style:name="T55" style:family="text">
      <style:text-properties officeooo:rsid="01c8875d" style:rfc-language-tag-asian="es-ES-u-co-trad" style:language-asian="es" style:country-asian="ES" style:font-weight-complex="normal"/>
    </style:style>
    <style:style style:name="T56" style:family="text">
      <style:text-properties officeooo:rsid="001e13b3"/>
    </style:style>
    <style:style style:name="T57" style:family="text">
      <style:text-properties officeooo:rsid="001f47b8"/>
    </style:style>
    <style:style style:name="T58" style:family="text">
      <style:text-properties officeooo:rsid="01b7cec5"/>
    </style:style>
    <style:style style:name="T59" style:family="text">
      <style:text-properties officeooo:rsid="01bacc86"/>
    </style:style>
    <style:style style:name="T60" style:family="text">
      <style:text-properties officeooo:rsid="01bb28ad"/>
    </style:style>
    <style:style style:name="T61" style:family="text">
      <style:text-properties officeooo:rsid="01bbe9ee"/>
    </style:style>
    <style:style style:name="T62" style:family="text">
      <style:text-properties officeooo:rsid="01bf050b"/>
    </style:style>
    <style:style style:name="T63" style:family="text">
      <style:text-properties officeooo:rsid="01c54d81"/>
    </style:style>
    <style:style style:name="T64" style:family="text">
      <style:text-properties officeooo:rsid="01c8875d"/>
    </style:style>
    <style:style style:name="T65" style:family="text">
      <style:text-properties officeooo:rsid="01cacaab"/>
    </style:style>
    <style:style style:name="T66" style:family="text">
      <style:text-properties officeooo:rsid="01cc7611"/>
    </style:style>
    <style:style style:name="T67" style:family="text">
      <style:text-properties officeooo:rsid="01cdc921"/>
    </style:style>
    <style:style style:name="T68" style:family="text">
      <style:text-properties officeooo:rsid="01cec4e7"/>
    </style:style>
    <style:style style:name="T69" style:family="text">
      <style:text-properties officeooo:rsid="01cf65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2">Introducció als ERP: </text:span><text:span text:style-name="T7">Odoo </text:span><text:span text:style-name="T58">Onlin</text:span><text:span text:style-name="T69">e</text:span></text:h>
      <text:p text:style-name="P1"><text:span text:style-name="T20">En aquesta activitat t</text:span><text:span text:style-name="T13">reballar</text:span><text:span text:style-name="T20">em</text:span><text:span text:style-name="T13"> amb </text:span><text:span text:style-name="T20">Odoo Online, un ERP al núvol.</text:span></text:p>
      <text:p text:style-name="P1"><text:span text:style-name="T24">Treballarem</text:span><text:span text:style-name="T19"> </text:span><text:span text:style-name="T26">la</text:span><text:span text:style-name="T19"> vend</text:span><text:span text:style-name="T26">a </text:span><text:span text:style-name="T27">de productes</text:span><text:span text:style-name="T19">, </text:span><text:span text:style-name="T20">des de la creació d’</text:span><text:span text:style-name="T27">un </text:span><text:span text:style-name="T20">pressupost </text:span><text:span text:style-name="T23">fins </text:span><text:span text:style-name="T20">al cobrament de la factura </text:span><text:span text:style-name="T27">associada a la comanda del client.</text:span></text:p>
      <text:p text:style-name="P2"><text:span text:style-name="T25">El p</text:span><text:span text:style-name="T13">rocés de vendes </text:span><text:span text:style-name="T25">és</text:span></text:p>
      <text:p text:style-name="P6"><text:span text:style-name="T30">P</text:span><text:span text:style-name="T31">ressupost </text:span><text:span text:style-name="T20">→ </text:span><text:span text:style-name="T31">Comanda</text:span><text:span text:style-name="T20"> de venda → </text:span><text:span text:style-name="T31">Factura </text:span><text:span text:style-name="T20">→ </text:span><text:span text:style-name="T32">Pagament</text:span><text:span text:style-name="T40"> del client</text:span></text:p>
      <text:p text:style-name="P1">Abans, però, ens caldrà crear:</text:p>
      <text:list xml:id="list2571100209" text:style-name="L1">
        <text:list-item>
          <text:p text:style-name="P10"><text:span text:style-name="T1">Producte</text:span> per <text:span text:style-name="T66">a</text:span> vendre</text:p>
        </text:list-item>
        <text:list-item>
          <text:p text:style-name="P10"><text:span text:style-name="T1">Client</text:span> a qui vendre</text:p>
        </text:list-item>
      </text:list>
      <text:h text:style-name="Heading_20_2" text:outline-level="2"><text:span text:style-name="T19">I</text:span><text:span text:style-name="T13">nstruccions </text:span><text:span text:style-name="T28">prèvies</text:span></text:h>
      <text:p text:style-name="P1"><text:span text:style-name="T55">Afegeix</text:span><text:span text:style-name="T54"> </text:span><text:span text:style-name="T5">una </text:span><text:span text:style-name="T4">captur</text:span><text:span text:style-name="T5">a</text:span><text:span text:style-name="T55"> de pantalla </text:span><text:span text:style-name="T4">desprès de cada apartat</text:span><text:span text:style-name="T54"> </text:span><text:span text:style-name="T55">del «</text:span><text:span text:style-name="T6">P</text:span><text:span text:style-name="T5">rocés a seguir</text:span><text:span text:style-name="T55">».</text:span></text:p>
      <text:p text:style-name="P5"><text:span text:style-name="T49">Fes</text:span><text:span text:style-name="T50"> c</text:span><text:span text:style-name="T51">aptures </text:span><text:span text:style-name="T50">de </text:span><text:span text:style-name="T34">pantalla </text:span><text:span text:style-name="T35">completa</text:span><text:span text:style-name="T41">, </text:span><text:span text:style-name="T42">sense retallar.</text:span></text:p>
      <text:p text:style-name="P3"><text:span text:style-name="T52">E</text:span><text:span text:style-name="T53">ntrega </text:span><text:span text:style-name="T54">aquest mateix fitxer convertit a format </text:span><text:span text:style-name="T4">PDF</text:span><text:span text:style-name="T54">,</text:span></text:p>
      <text:p text:style-name="P1">No cal que incloguis les pantalles <text:span text:style-name="T64">inicials per </text:span><text:span text:style-name="T66">a </text:span>crear el compte <text:span text:style-name="T68">d’usuari</text:span>, <text:span text:style-name="T65">pots començar amb la creació del producte.</text:span></text:p>
      <text:p text:style-name="P4">Et caldran dos correus electrònics:</text:p>
      <text:list xml:id="list1489410136" text:style-name="L2">
        <text:list-item>
          <text:p text:style-name="P11"><text:span text:style-name="T68">Un</text:span> <text:span text:style-name="T67">correu </text:span>principal: per a registrar-te a <text:span text:style-name="T67">la web d’</text:span>Odoo i com a administrador <text:span text:style-name="T67">de l’ERP d’Odoo que es crearà per a la teva empresa.</text:span></text:p>
        </text:list-item>
        <text:list-item>
          <text:p text:style-name="P12">Un correu auxiliar: per a registrar com a client de l’empresa.</text:p>
        </text:list-item>
      </text:list>
      <text:h text:style-name="P8" text:outline-level="2"/>
      <text:h text:style-name="P9" text:outline-level="2">Pro<text:span text:style-name="T63">cés a seguir</text:span></text:h>
      <text:list xml:id="list2019490766" text:style-name="L3">
        <text:list-item>
          <text:p text:style-name="P14"><text:span text:style-name="T37">Accedeix a la web </text:span><text:span text:style-name="T39">de</text:span><text:span text:style-name="T37"> </text:span><text:a xlink:type="simple" xlink:href="https://www.odoo.com/es_ES" text:style-name="Internet_20_link" text:visited-style-name="Visited_20_Internet_20_Link">Odoo</text:a><text:span text:style-name="T38">.</text:span></text:p>
        </text:list-item>
      </text:list>
      <text:list xml:id="list3094515153" text:style-name="WWNum1">
        <text:list-item>
          <text:p text:style-name="P13">Ve<text:span text:style-name="T59">s</text:span> a «<text:span text:style-name="T2">Start Now. It’s Free</text:span> o a «<text:span text:style-name="T2">Try i</text:span><text:span text:style-name="T3">t</text:span><text:span text:style-name="T2"> free</text:span>»</text:p>
        </text:list-item>
        <text:list-item>
          <text:p text:style-name="P13"><text:span text:style-name="T9">A «</text:span><text:span text:style-name="T2">Choose your Apps</text:span><text:span text:style-name="T9">» s</text:span><text:span text:style-name="T10">elecciona</text:span><text:span text:style-name="T8"> </text:span><text:span text:style-name="T9">el</text:span><text:span text:style-name="T8"> mòdul </text:span><text:span text:style-name="T9">de vendes (</text:span><text:span text:style-name="T8">«</text:span><text:span text:style-name="T11">Sales»</text:span><text:span text:style-name="T9">) i continua.</text:span></text:p>
        </text:list-item>
        <text:list-item>
          <text:p text:style-name="P13"><text:span text:style-name="T56">Introdueix</text:span> les dades que et demana, poden ser inventades <text:span text:style-name="T60">tret de:</text:span></text:p>
          <text:list>
            <text:list-item>
              <text:p text:style-name="P13"><text:span text:style-name="T60">correu electrònic: </text:span><text:span text:style-name="T61">has de poder rebre correus.</text:span></text:p>
            </text:list-item>
            <text:list-item>
              <text:p text:style-name="P13">país: Espanya. Del país depèn la moneda, els impostos, la comptabilitat, etc.</text:p>
            </text:list-item>
          </text:list>
        </text:list-item>
        <text:list-item>
          <text:p text:style-name="P13"><text:span text:style-name="T43">Odoo crearà el teu compte, recordeu activar la </text:span><text:span text:style-name="T44">base de dades</text:span><text:span text:style-name="T43"> clicant a</text:span><text:span text:style-name="T45">l correu </text:span><text:span text:style-name="T43">rebut (pot trigar una mica en arribar).</text:span></text:p>
        </text:list-item>
        <text:list-item>
          <text:p text:style-name="P13"><text:span text:style-name="T13">Ves a Vendes </text:span><text:span text:style-name="T14">i </text:span><text:span text:style-name="T13">crea un </text:span><text:span text:style-name="T29">producte</text:span><text:span text:style-name="T13"> anomenat «Ordinador13» de tipus «</text:span><text:span text:style-name="T15">c</text:span><text:span text:style-name="T13">onsumable» (</text:span><text:span text:style-name="T15">c</text:span><text:span text:style-name="T13">onsumible), que tingui actiu el flag «</text:span><text:span text:style-name="T15">c</text:span><text:span text:style-name="T13">an be </text:span><text:span text:style-name="T15">s</text:span><text:span text:style-name="T13">old» (</text:span><text:span text:style-name="T15">p</text:span><text:span text:style-name="T13">ot ser venut), ref</text:span><text:span text:style-name="T21">erència</text:span><text:span text:style-name="T13"> interna PC13, que el seu preu de venda («</text:span><text:span text:style-name="T15">s</text:span><text:span text:style-name="T13">ales </text:span><text:span text:style-name="T15">p</text:span><text:span text:style-name="T13">rice») sigui 100 euros i el seu cost 75 euros.</text:span></text:p>
        </text:list-item>
        <text:list-item>
          <text:p text:style-name="P13"><text:span text:style-name="T13">Ves a Vendes, troba la gestió de clients, </text:span><text:span text:style-name="T21">i c</text:span><text:span text:style-name="T13">rea un </text:span><text:span text:style-name="T29">client</text:span><text:span text:style-name="T13"> («</text:span><text:span text:style-name="T15">c</text:span><text:span text:style-name="T13">ustomer») anomenat </text:span><text:span text:style-name="T15">«</text:span><text:span text:style-name="T13">Client13» </text:span><text:span text:style-name="T14">amb un altre dels teus emails.</text:span><text:span text:style-name="T13"> </text:span><text:span text:style-name="T16">El client ha de ser una persona física (no una </text:span><text:span text:style-name="T36">empresa</text:span><text:span text:style-name="T16">).</text:span><text:span text:style-name="T13"> <text:s/></text:span></text:p>
        </text:list-item>
        <text:list-item>
          <text:p text:style-name="P13"><text:span text:style-name="T13">Crea un </text:span><text:span text:style-name="T29">pressupost</text:span><text:span text:style-name="T13"> («</text:span><text:span text:style-name="T21">q</text:span><text:span text:style-name="T13">uotation») on es faci la venda al client anterior de </text:span><text:span text:style-name="T17">2</text:span><text:span text:style-name="T13">0 productes «Ordinador13» </text:span><text:span text:style-name="T18">amb </text:span><text:span text:style-name="T16">condicions de </text:span><text:span text:style-name="T18">pagament a 30 dies </text:span><text:span text:style-name="T16">a partir de la data de facturació.</text:span></text:p>
        </text:list-item>
        <text:list-item>
          <text:p text:style-name="P13">Envia el pressupost al client.</text:p>
        </text:list-item>
        <text:list-item>
          <text:p text:style-name="P13"><text:span text:style-name="T21">Com a client, confirma el pressupost. Això crearà automàticament</text:span><text:span text:style-name="T13"> una </text:span><text:span text:style-name="T33">comanda</text:span><text:span text:style-name="T29"> de ven</text:span><text:span text:style-name="T33">d</text:span><text:span text:style-name="T29">a</text:span><text:span text:style-name="T13">.</text:span></text:p>
        </text:list-item>
        <text:list-item>
          <text:p text:style-name="P13"><text:span text:style-name="T13">Crea una </text:span><text:span text:style-name="T29">factura</text:span><text:span text:style-name="T13"> («invoice»)</text:span><text:span text:style-name="T18"> </text:span><text:span text:style-name="T13">a </text:span><text:span text:style-name="T22">partir de la comanda</text:span><text:span text:style-name="T13"> anterior.</text:span></text:p>
        </text:list-item>
        <text:list-item>
          <text:p text:style-name="P13">Quin és <text:span text:style-name="T57">l’</text:span>estat <text:span text:style-name="T57">de la factura</text:span>?</text:p>
        </text:list-item>
        <text:list-item>
          <text:p text:style-name="P13">Valida la factura anterior. Quin és <text:span text:style-name="T57">ara </text:span>el seu estat?</text:p>
        </text:list-item>
        <text:list-item>
          <text:p text:style-name="P13">Envia una còpia de <text:span text:style-name="T56">la factura al client</text:span> per correu electrònic <text:span text:style-name="T57">(el client ha d’estar configurat amb</text:span> un <text:span text:style-name="T61">altre correu</text:span> <text:span text:style-name="T61">al que tinguis accés</text:span><text:span text:style-name="T57">)</text:span>.</text:p>
        </text:list-item>
        <text:list-item>
          <text:p text:style-name="P13">Com a client, mostra el correu <text:span text:style-name="T62">que has </text:span>rebut.</text:p>
        </text:list-item>
        <text:list-item>
          <text:p text:style-name="P13"><text:span text:style-name="T46">Registra </text:span><text:span text:style-name="T47">un</text:span><text:span text:style-name="T46"> </text:span><text:span text:style-name="T48">pagament</text:span><text:span text:style-name="T46"> </text:span><text:span text:style-name="T47">manual </text:span><text:span text:style-name="T46">de la factura anterio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15%" style:page-number="auto"/>
      <style:text-properties style:font-name="Verdana" fo:font-family="Verdana" style:font-family-generic="swiss" style:font-pitch="variable" fo:font-size="10pt" officeooo:rsid="000dc00b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rfc-language-tag-asian="es-ES-u-co-trad" style:language-asian="es" style:country-asian="ES"/>
    </style:style>
    <style:style style:name="Bullet_20_Symbols" style:display-name="Bullet Symbols" style:family="text">
      <style:text-properties style:font-name="Verdana" fo:font-family="Verdana" style:font-family-generic="swiss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char" svg:width="17cm" svg:height="1.348cm" draw:z-index="1"><draw:image xlink:href="Pictures/10000000000005D000000076A88BB4C38DC9145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L </meta:initial-creator>
    <meta:creation-date>2018-12-27T21:09:10.877000000</meta:creation-date>
    <dc:date>2022-09-25T12:01:52.547000000</dc:date>
    <meta:editing-duration>PT21H21M53S</meta:editing-duration>
    <meta:editing-cycles>205</meta:editing-cycles>
    <meta:generator>LibreOffice/7.1.6.2$Windows_X86_64 LibreOffice_project/0e133318fcee89abacd6a7d077e292f1145735c3</meta:generator>
    <meta:document-statistic meta:table-count="0" meta:image-count="1" meta:object-count="0" meta:page-count="2" meta:paragraph-count="35" meta:word-count="455" meta:character-count="2516" meta:non-whitespace-character-count="2116"/>
  </office:meta>
</office:document-meta>
</file>